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2cm"/>
    </style:style>
    <style:style style:name="gr9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color="#00ccff"/>
    </style:style>
    <style:style style:name="P3" style:family="paragraph">
      <style:text-properties fo:color="#00ccff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9.1cm" svg:height="11.086cm" svg:x="22.239cm" svg:y="7.961cm">
          <draw:text-box>
            <text:p>class FlashHash</text:p>
            <text:p><text:s text:c="2"/>include Enumerable</text:p>
            <text:p><text:s text:c="2"/></text:p>
            <text:p><text:s text:c="2"/>def self.from_session_value(value) #:nodoc:</text:p>
            <text:p><text:s text:c="4"/>flash = case value</text:p>
            <text:p><text:s text:c="12"/>when FlashHash # Rails 3.1, 3.2</text:p>
            <text:p><text:s text:c="14"/>new(value.instance_variable_get(:@flashes), value.instance_variable_get(:@used))</text:p>
            <text:p><text:s text:c="12"/>when Hash # Rails 4.0</text:p>
            <text:p><text:s text:c="14"/>new(value['flashes'], value['discard'])</text:p>
            <text:p><text:s text:c="12"/>else</text:p>
            <text:p><text:s text:c="14"/>new</text:p>
            <text:p><text:s text:c="12"/>end</text:p>
            <text:p/>
            <text:p><text:s text:c="4"/>flash.tap(&amp;:sweep)</text:p>
            <text:p><text:s text:c="2"/>end</text:p>
          </draw:text-box>
        </draw:frame>
        <draw:frame draw:style-name="gr2" draw:text-style-name="P1" draw:layer="layout" svg:width="24.7cm" svg:height="6.65cm" svg:x="0.939cm" svg:y="0.511cm">
          <draw:text-box>
            <text:p>module ActionDispatch</text:p>
            <text:p><text:s text:c="2"/>class Request &lt; Rack::Request</text:p>
            <text:p><text:s text:c="4"/># Access the contents of the flash. Use &lt;tt&gt;flash["notice"]&lt;/tt&gt; to</text:p>
            <text:p><text:s text:c="4"/># read a notice you put there or &lt;tt&gt;flash["notice"] = "hello"&lt;/tt&gt;</text:p>
            <text:p><text:s text:c="4"/># to put a new one.</text:p>
            <text:p><text:s text:c="4"/>def flash</text:p>
            <text:p><text:s text:c="6"/>@env[Flash::KEY] ||= Flash::FlashHash.from_session_value(session["flash"])</text:p>
            <text:p><text:s text:c="4"/>end</text:p>
            <text:p><text:s text:c="2"/>end</text:p>
          </draw:text-box>
        </draw:frame>
        <draw:frame draw:style-name="gr3" draw:text-style-name="P1" xml:id="id1" draw:id="id1" draw:layer="layout" svg:width="18.5cm" svg:height="1.673cm" svg:x="1.739cm" svg:y="9.861cm">
          <draw:text-box>
            <text:p>class Flash</text:p>
            <text:p><text:s text:c="3"/>KEY = 'action_dispatch.request.flash_hash'.freeze</text:p>
          </draw:text-box>
        </draw:frame>
        <draw:frame draw:style-name="gr4" draw:text-style-name="P1" xml:id="id2" draw:id="id2" draw:layer="layout" svg:width="15.8cm" svg:height="3.806cm" svg:x="0.539cm" svg:y="15.455cm">
          <draw:text-box>
            <text:p>def initialize(flashes = {}, discard = []) #:nodoc:</text:p>
            <text:p><text:s text:c="2"/>@discard = Set.new(stringify_array(discard))</text:p>
            <text:p><text:s text:c="2"/>@flashes = flashes.stringify_keys</text:p>
            <text:p><text:s text:c="2"/>@now <text:s text:c="4"/>= nil</text:p>
            <text:p>end</text:p>
          </draw:text-box>
        </draw:frame>
        <draw:frame draw:style-name="gr5" draw:text-style-name="P1" xml:id="id3" draw:id="id3" draw:layer="layout" svg:width="13cm" svg:height="3.806cm" svg:x="34.639cm" svg:y="27.461cm">
          <draw:text-box>
            <text:p>def stringify_array(array)</text:p>
            <text:p><text:s text:c="2"/>array.map do |item|</text:p>
            <text:p><text:s text:c="4"/>item.kind_of?(Symbol) ? item.to_s : item</text:p>
            <text:p><text:s text:c="2"/>end</text:p>
            <text:p>end</text:p>
          </draw:text-box>
        </draw:frame>
        <draw:frame draw:style-name="gr6" draw:text-style-name="P3" draw:layer="layout" svg:width="12.4cm" svg:height="1.843cm" svg:x="13.539cm" svg:y="25.318cm">
          <draw:text-box>
            <text:p text:style-name="P2">将该哈希的键作字符化后，返回该哈希</text:p>
            <text:p text:style-name="P2">来自active_support/core_ext/hash/keys</text:p>
          </draw:text-box>
        </draw:frame>
        <draw:frame draw:style-name="gr7" draw:text-style-name="P1" xml:id="id5" draw:id="id5" draw:layer="layout" svg:width="17.2cm" svg:height="5.939cm" svg:x="19.539cm" svg:y="31.461cm">
          <draw:text-box>
            <text:p>def transform_keys</text:p>
            <text:p><text:s text:c="2"/>return enum_for(:transform_keys) unless block_given?</text:p>
            <text:p><text:s text:c="2"/>result = self.class.new</text:p>
            <text:p><text:s text:c="2"/>each_key do |key|</text:p>
            <text:p><text:s text:c="4"/>result[yield(key)] = self[key]</text:p>
            <text:p><text:s text:c="2"/>end</text:p>
            <text:p><text:s text:c="2"/>result</text:p>
            <text:p>end</text:p>
          </draw:text-box>
        </draw:frame>
        <draw:frame draw:style-name="gr4" draw:text-style-name="P1" xml:id="id4" draw:id="id4" draw:layer="layout" svg:width="13cm" svg:height="2.384cm" svg:x="15.039cm" svg:y="27.161cm">
          <draw:text-box>
            <text:p>def stringify_keys</text:p>
            <text:p><text:s text:c="2"/>transform_keys{ |key| key.to_s }</text:p>
            <text:p>end</text:p>
          </draw:text-box>
        </draw:frame>
        <draw:frame draw:style-name="gr8" draw:text-style-name="P3" draw:layer="layout" svg:width="9cm" svg:height="1.047cm" svg:x="7.039cm" svg:y="6.661cm">
          <draw:text-box>
            <text:p text:style-name="P2">缓存在Request的@env中</text:p>
          </draw:text-box>
        </draw:frame>
        <draw:connector draw:style-name="gr9" draw:text-style-name="P4" draw:layer="layout" draw:type="curve" svg:x1="5.53cm" svg:y1="6.062cm" svg:x2="10.989cm" svg:y2="9.861cm" draw:end-shape="id1" svg:d="M5530 6062c0 2475 5459 576 5459 3799" svg:viewBox="0 0 5460 3800">
          <text:p/>
        </draw:connector>
        <draw:connector draw:style-name="gr9" draw:text-style-name="P4" draw:layer="layout" draw:type="curve" svg:x1="24.388cm" svg:y1="5.292cm" svg:x2="32.233cm" svg:y2="10.014cm" svg:d="M24388 5292c5884 0 1962 4722 7845 4722" svg:viewBox="0 0 7846 4723">
          <text:p/>
        </draw:connector>
        <draw:frame draw:style-name="gr10" draw:text-style-name="P3" draw:layer="layout" svg:width="29.7cm" svg:height="4.231cm" svg:x="27.039cm" svg:y="2.326cm">
          <draw:text-box>
            <text:p text:style-name="P2">从session['flash']获取flash hash</text:p>
            <text:p text:style-name="P2">该hash内又分成两组：flashes哈希和used数组（4.0叫discard）</text:p>
            <text:p text:style-name="P2">在4.0中，flash直接就是个Hash，3中是FlashHash，但无论3、4，都依然用FlashHash的类方法from_session_value作为入口，来获取并操作保存在session中的flash。在4中，to_session_value是返回Hash {'discard' =&gt; @discard.to_a, 'flashes' =&gt; @flashes}的</text:p>
          </draw:text-box>
        </draw:frame>
        <draw:connector draw:style-name="gr9" draw:text-style-name="P4" draw:layer="layout" draw:type="curve" svg:x1="24.575cm" svg:y1="12.748cm" svg:x2="8.439cm" svg:y2="15.455cm" draw:end-shape="id2" draw:end-glue-point="0" svg:d="M24575 12748c0 1656-16136 303-16136 2707" svg:viewBox="0 0 16137 2708">
          <text:p/>
        </draw:connector>
        <draw:connector draw:style-name="gr9" draw:text-style-name="P4" draw:layer="layout" draw:type="curve" svg:x1="24.532cm" svg:y1="14.095cm" svg:x2="8.439cm" svg:y2="15.455cm" draw:end-shape="id2" draw:end-glue-point="0" svg:d="M24532 14095c0 645-16093-35-16093 1360" svg:viewBox="0 0 16094 1361">
          <text:p/>
        </draw:connector>
        <draw:connector draw:style-name="gr9" draw:text-style-name="P4" draw:layer="layout" draw:type="curve" svg:x1="24.484cm" svg:y1="15.779cm" svg:x2="8.439cm" svg:y2="15.455cm" draw:end-shape="id2" draw:end-glue-point="0" svg:d="M24484 15779c0-1236-16045-1074-16045-324" svg:viewBox="0 0 16046 909">
          <text:p/>
        </draw:connector>
        <draw:connector draw:style-name="gr9" draw:text-style-name="P4" draw:layer="layout" draw:type="curve" svg:x1="14.168cm" svg:y1="16.805cm" svg:x2="34.639cm" svg:y2="29.364cm" draw:end-shape="id3" svg:d="M14168 16805c14979 0 4744 12559 20471 12559" svg:viewBox="0 0 20472 12560">
          <text:p/>
        </draw:connector>
        <draw:frame draw:style-name="gr7" draw:text-style-name="P3" draw:layer="layout" svg:width="6.8cm" svg:height="1.047cm" svg:x="13.039cm" svg:y="12.861cm">
          <draw:text-box>
            <text:p text:style-name="P2">new一个FlashHash</text:p>
          </draw:text-box>
        </draw:frame>
        <draw:connector draw:style-name="gr9" draw:text-style-name="P4" draw:layer="layout" draw:type="curve" svg:x1="11.169cm" svg:y1="17.393cm" svg:x2="15.039cm" svg:y2="28.353cm" draw:end-shape="id4" svg:d="M11169 17393c2527 0 593 10960 3870 10960" svg:viewBox="0 0 3871 10961">
          <text:p/>
        </draw:connector>
        <draw:connector draw:style-name="gr9" draw:text-style-name="P4" draw:layer="layout" draw:type="curve" svg:x1="21.539cm" svg:y1="29.545cm" svg:x2="28.139cm" svg:y2="31.461cm" draw:start-shape="id4" draw:start-glue-point="2" draw:end-shape="id5" svg:d="M21539 29545c0 1437 6600 479 6600 1916" svg:viewBox="0 0 6601 1917">
          <text:p/>
        </draw:connector>
        <draw:frame draw:style-name="gr7" draw:text-style-name="P3" xml:id="id6" draw:id="id6" draw:layer="layout" svg:width="18cm" svg:height="4.687cm" svg:x="27.339cm" svg:y="21.492cm">
          <draw:text-box>
            <text:p text:style-name="P2">tap来自Object，类似unix的tee：</text:p>
            <text:p text:style-name="P2"><text:s text:c="2"/>obj.tap {|val| … } → obj</text:p>
            <text:p text:style-name="P2"><text:s text:c="2"/>Invokes the block, passing obj as a parameter. Returns obj</text:p>
            <text:p text:style-name="P2">为了避免写成:</text:p>
            <text:p text:style-name="P2"><text:s text:c="2"/>flash.sweep</text:p>
            <text:p text:style-name="P2"><text:s text:c="2"/>flash</text:p>
          </draw:text-box>
        </draw:frame>
        <draw:connector draw:style-name="gr9" draw:text-style-name="P4" draw:layer="layout" draw:type="curve" svg:x1="25.265cm" svg:y1="18.437cm" svg:x2="27.339cm" svg:y2="23.835cm" draw:end-shape="id6" draw:end-glue-point="3" svg:d="M25265 18437c1180 0 144 5398 2074 5398" svg:viewBox="0 0 2075 5399">
          <text:p/>
        </draw:connector>
        <draw:frame draw:style-name="gr11" draw:text-style-name="P1" xml:id="id7" draw:id="id7" draw:layer="layout" svg:width="6.5cm" svg:height="2.384cm" svg:x="0.839cm" svg:y="28.377cm">
          <draw:text-box>
            <text:p>def [](k)</text:p>
            <text:p><text:s text:c="2"/>@flashes[k.to_s]</text:p>
            <text:p>end</text:p>
          </draw:text-box>
        </draw:frame>
        <draw:connector draw:style-name="gr9" draw:text-style-name="P4" draw:layer="layout" draw:type="curve" draw:line-skew="1.888cm" svg:x1="7.339cm" svg:y1="29.569cm" svg:x2="8.641cm" svg:y2="18.099cm" draw:start-shape="id7" draw:start-glue-point="1" svg:d="M7339 29569c4183 0 3532-11470 1302-11470" svg:viewBox="0 0 3063 11471">
          <text:p/>
        </draw:connector>
        <draw:frame draw:style-name="gr3" draw:text-style-name="P3" draw:layer="layout" svg:width="10.1cm" svg:height="3.35cm" svg:x="0.339cm" svg:y="24.261cm">
          <draw:text-box>
            <text:p text:style-name="P2">当调用flash['xxx']时，实际是获取FlashHash的@flashes。因为已经过stringfy，所以这里也有要to_s</text:p>
          </draw:text-box>
        </draw:frame>
        <draw:frame draw:style-name="gr12" draw:text-style-name="P1" xml:id="id8" draw:id="id8" draw:layer="layout" svg:width="14.7cm" svg:height="3.095cm" svg:x="39.039cm" svg:y="17.861cm">
          <draw:text-box>
            <text:p>def sweep #:nodoc:</text:p>
            <text:p><text:s text:c="2"/>@discard.each { |k| @flashes.delete k }</text:p>
            <text:p><text:s text:c="2"/>@discard.replace @flashes.keys</text:p>
            <text:p>end</text:p>
          </draw:text-box>
        </draw:frame>
        <draw:connector draw:style-name="gr9" draw:text-style-name="P4" draw:layer="layout" draw:type="curve" svg:x1="29.102cm" svg:y1="17.981cm" svg:x2="46.389cm" svg:y2="17.861cm" draw:end-shape="id8" draw:end-glue-point="0" svg:d="M29102 17981c0-930 17287-870 17287-120" svg:viewBox="0 0 17288 691">
          <text:p/>
        </draw:connector>
        <draw:frame draw:style-name="gr11" draw:text-style-name="P2" draw:layer="layout" svg:width="13.4cm" svg:height="1.843cm" svg:x="37.639cm" svg:y="15.161cm">
          <draw:text-box>
            <text:p text:style-name="P2">对刚刚new出的flash进行sweep（清扫）</text:p>
            <text:p text:style-name="P2">这次删走一部分flash。下次再删剩下的部分</text:p>
          </draw:text-box>
        </draw:frame>
        <draw:frame draw:style-name="gr13" draw:text-style-name="P2" draw:layer="layout" svg:width="11.2cm" svg:height="3.976cm" svg:x="45.539cm" svg:y="20.861cm">
          <draw:text-box>
            <text:p text:style-name="P2">另外，根据注释，This method is called automatically by filters, so you generally don't need to care about it。可知它会在其他地方被调用flash.swee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64cm" fo:margin-bottom="0.214cm" fo:margin-left="0.112cm" fo:margin-right="0.194cm" fo:page-width="57.4cm" fo:page-height="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6:03:32.611000000</meta:creation-date>
    <dc:date>2015-10-01T14:27:08.708000000</dc:date>
    <meta:editing-duration>PT4H30M</meta:editing-duration>
    <meta:editing-cycles>15</meta:editing-cycles>
    <meta:generator>LibreOffice/4.2.6.2$Windows_x86 LibreOffice_project/185f2ce4dcc34af9bd97dec29e6d42c39557298f</meta:generator>
    <meta:document-statistic meta:object-count="28"/>
  </office:meta>
</office:document-meta>
</file>